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8097b" officeooo:paragraph-rsid="0018097b"/>
    </style:style>
    <style:style style:name="P2" style:family="paragraph" style:parent-style-name="Heading_20_2">
      <style:text-properties officeooo:rsid="0018097b" officeooo:paragraph-rsid="0018097b"/>
    </style:style>
    <style:style style:name="P3" style:family="paragraph" style:parent-style-name="Text_20_body" style:list-style-name="L1">
      <style:text-properties officeooo:rsid="0018097b" officeooo:paragraph-rsid="0018097b"/>
    </style:style>
    <style:style style:name="P4" style:family="paragraph" style:parent-style-name="Text_20_body" style:list-style-name="L2">
      <style:text-properties officeooo:rsid="0018097b" officeooo:paragraph-rsid="0018097b"/>
    </style:style>
    <style:style style:name="P5" style:family="paragraph" style:parent-style-name="Title">
      <style:text-properties officeooo:rsid="0018097b" officeooo:paragraph-rsid="0018097b"/>
    </style:style>
    <style:style style:name="T1" style:family="text">
      <style:text-properties officeooo:rsid="001823f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oT4AQ workshop exercises</text:p>
      <text:h text:style-name="P1" text:outline-level="1">Exercises on ThingSpeak</text:h>
      <text:h text:style-name="P2" text:outline-level="2">Basics</text:h>
      <text:list xml:id="list3450049604" text:style-name="L1">
        <text:list-item>
          <text:p text:style-name="P3">Register a user on github</text:p>
        </text:list-item>
        <text:list-item>
          <text:p text:style-name="P3">Create a channel with only one field (e.g. for temperature)</text:p>
        </text:list-item>
        <text:list-item>
          <text:p text:style-name="P3">Write a program that creates a triangular stream of values (20, 21, 22,… 40, 39, 38,...20)</text:p>
        </text:list-item>
        <text:list-item>
          <text:p text:style-name="P3">Write a program on the Arduino SDK, which sends a new value to the ThingSpeak channel and field every 15s</text:p>
        </text:list-item>
        <text:list-item>
          <text:p text:style-name="P3">Observe that the chart is updated</text:p>
        </text:list-item>
        <text:list-item>
          <text:p text:style-name="P3">Add a gauge widget to the dashboard</text:p>
        </text:list-item>
        <text:list-item>
          <text:p text:style-name="P3">Observe the value on the gauge</text:p>
        </text:list-item>
      </text:list>
      <text:h text:style-name="Heading_20_2" text:outline-level="2">Final ThingSpeak program</text:h>
      <text:list xml:id="list2006252756" text:style-name="L2">
        <text:list-item>
          <text:p text:style-name="P4">Create a channel with fields for</text:p>
          <text:list>
            <text:list-item>
              <text:p text:style-name="P4">temperature</text:p>
            </text:list-item>
            <text:list-item>
              <text:p text:style-name="P4">humidity</text:p>
            </text:list-item>
            <text:list-item>
              <text:p text:style-name="P4">pm 1.0, pm 2.5, pm 10</text:p>
            </text:list-item>
          </text:list>
        </text:list-item>
        <text:list-item>
          <text:p text:style-name="P4">Read temperature, humidity and dust concentrations<text:line-break/>You need a delay of 1s <text:s/>between the measurements of temperature and humidity and dust concentrations. <text:span text:style-name="T1">Therefore it takes 3 s for a complete set of values.</text:span><text:line-break/>Since ThingSpeak only takes values every 15s (for a free ThingSpeak account) <text:span text:style-name="T1">we have time to read 5 complete sets of values and average them. Send the result to the </text:span>ThingSpeak channel.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01:59.113582700</meta:creation-date>
    <dc:date>2024-02-02T10:16:58.554797973</dc:date>
    <meta:editing-duration>PT2M49S</meta:editing-duration>
    <meta:editing-cycles>1</meta:editing-cycles>
    <meta:document-statistic meta:table-count="0" meta:image-count="0" meta:object-count="0" meta:page-count="1" meta:paragraph-count="16" meta:word-count="171" meta:character-count="930" meta:non-whitespace-character-count="785"/>
    <meta:generator>LibreOffice/7.3.7.2$Linux_X86_64 LibreOffice_project/30$Build-2</meta:generator>
  </office:meta>
</office:document-meta>
</file>